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3819d" officeooo:paragraph-rsid="0013819d"/>
    </style:style>
    <style:style style:name="P2" style:family="paragraph" style:parent-style-name="Standard">
      <style:paragraph-properties fo:line-height="200%" fo:text-align="center" style:justify-single-word="false"/>
      <style:text-properties officeooo:rsid="0013819d" officeooo:paragraph-rsid="0013819d"/>
    </style:style>
    <style:style style:name="P3" style:family="paragraph" style:parent-style-name="Standard">
      <style:paragraph-properties fo:line-height="200%" fo:text-align="start" style:justify-single-word="false"/>
      <style:text-properties officeooo:paragraph-rsid="001678e3"/>
    </style:style>
    <style:style style:name="P4" style:family="paragraph" style:parent-style-name="Standard">
      <style:paragraph-properties fo:line-height="200%" fo:text-align="start" style:justify-single-word="false"/>
      <style:text-properties officeooo:paragraph-rsid="001f7465"/>
    </style:style>
    <style:style style:name="P5" style:family="paragraph" style:parent-style-name="Standard">
      <style:paragraph-properties fo:line-height="200%" fo:text-align="start" style:justify-single-word="false"/>
      <style:text-properties officeooo:paragraph-rsid="00261f0f"/>
    </style:style>
    <style:style style:name="P6" style:family="paragraph" style:parent-style-name="Standard">
      <style:paragraph-properties fo:line-height="200%" fo:text-align="start" style:justify-single-word="false"/>
      <style:text-properties fo:font-style="normal" style:text-underline-style="solid" style:text-underline-width="auto" style:text-underline-color="font-color" officeooo:rsid="00151764" officeooo:paragraph-rsid="00151764" style:font-style-asian="normal" style:font-style-complex="normal"/>
    </style:style>
    <style:style style:name="P7" style:family="paragraph" style:parent-style-name="Standard">
      <style:paragraph-properties fo:line-height="200%" fo:text-align="start" style:justify-single-word="false"/>
      <style:text-properties fo:font-style="normal" style:text-underline-style="none" officeooo:rsid="0017052a" officeooo:paragraph-rsid="001678e3" style:font-style-asian="normal" style:font-style-complex="normal"/>
    </style:style>
    <style:style style:name="P8" style:family="paragraph" style:parent-style-name="Standard">
      <style:paragraph-properties fo:line-height="200%" fo:text-align="start" style:justify-single-word="false"/>
      <style:text-properties fo:font-style="normal" style:text-underline-style="none" officeooo:rsid="001a22c3" officeooo:paragraph-rsid="001a22c3" style:font-style-asian="normal" style:font-style-complex="normal"/>
    </style:style>
    <style:style style:name="P9" style:family="paragraph" style:parent-style-name="Standard">
      <style:paragraph-properties fo:line-height="200%" fo:text-align="start" style:justify-single-word="false"/>
      <style:text-properties fo:font-style="italic" style:text-underline-style="none" officeooo:rsid="00151764" officeooo:paragraph-rsid="00151764" style:font-style-asian="italic" style:font-style-complex="italic"/>
    </style:style>
    <style:style style:name="P10" style:family="paragraph" style:parent-style-name="Standard">
      <style:paragraph-properties fo:line-height="200%" fo:text-align="start" style:justify-single-word="false"/>
      <style:text-properties style:text-underline-style="solid" style:text-underline-width="auto" style:text-underline-color="font-color" officeooo:rsid="001a22c3" officeooo:paragraph-rsid="001a22c3"/>
    </style:style>
    <style:style style:name="P11" style:family="paragraph" style:parent-style-name="Standard">
      <style:paragraph-properties fo:line-height="200%" fo:text-align="start" style:justify-single-word="false"/>
      <style:text-properties style:text-underline-style="none" officeooo:rsid="001a22c3" officeooo:paragraph-rsid="001b743c"/>
    </style:style>
    <style:style style:name="P12" style:family="paragraph" style:parent-style-name="Standard">
      <style:paragraph-properties fo:line-height="200%" fo:text-align="start" style:justify-single-word="false"/>
      <style:text-properties officeooo:rsid="001a22c3" officeooo:paragraph-rsid="001b743c"/>
    </style:style>
    <style:style style:name="P13" style:family="paragraph" style:parent-style-name="Standard">
      <style:paragraph-properties fo:line-height="200%" fo:text-align="center" style:justify-single-word="false" fo:break-before="page"/>
      <style:text-properties officeooo:rsid="0022b801" officeooo:paragraph-rsid="0022b801"/>
    </style:style>
    <style:style style:name="P14" style:family="paragraph" style:parent-style-name="Text_20_body">
      <style:paragraph-properties fo:line-height="200%" fo:text-align="center" style:justify-single-word="false" fo:break-before="page"/>
      <style:text-properties officeooo:rsid="00341080" officeooo:paragraph-rsid="00341080"/>
    </style:style>
    <style:style style:name="P15" style:family="paragraph" style:parent-style-name="Text_20_body">
      <style:paragraph-properties fo:line-height="200%" fo:text-align="center" style:justify-single-word="false" fo:break-before="page"/>
      <style:text-properties officeooo:rsid="0043b849" officeooo:paragraph-rsid="0043b849"/>
    </style:style>
    <style:style style:name="P16" style:family="paragraph" style:parent-style-name="Text_20_body">
      <style:paragraph-properties fo:line-height="200%" fo:text-align="start" style:justify-single-word="false"/>
      <style:text-properties fo:font-style="normal" officeooo:rsid="00341080" officeooo:paragraph-rsid="0035a7da" style:font-style-asian="normal" style:font-style-complex="normal"/>
    </style:style>
    <style:style style:name="P17" style:family="paragraph" style:parent-style-name="Text_20_body">
      <style:paragraph-properties fo:line-height="200%" fo:text-align="start" style:justify-single-word="false"/>
      <style:text-properties fo:font-style="normal" officeooo:rsid="00341080" officeooo:paragraph-rsid="0038a905" style:font-style-asian="normal" style:font-style-complex="normal"/>
    </style:style>
    <style:style style:name="P18" style:family="paragraph" style:parent-style-name="Text_20_body">
      <style:paragraph-properties fo:line-height="200%" fo:text-align="start" style:justify-single-word="false"/>
      <style:text-properties officeooo:paragraph-rsid="0035a7da"/>
    </style:style>
    <style:style style:name="P19" style:family="paragraph" style:parent-style-name="Text_20_body">
      <style:paragraph-properties fo:line-height="200%" fo:text-align="start" style:justify-single-word="false"/>
      <style:text-properties officeooo:paragraph-rsid="00426bb5"/>
    </style:style>
    <style:style style:name="P20"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officeooo:paragraph-rsid="0030c55a" style:text-blinking="false" fo:background-color="transparent" style:font-style-asian="italic" style:font-style-complex="italic"/>
    </style:style>
    <style:style style:name="P21" style:family="paragraph" style:parent-style-name="Text_20_body">
      <style:paragraph-properties fo:margin-top="0.1665in" fo:margin-bottom="0in" loext:contextual-spacing="false" fo:line-height="200%" style:writing-mode="lr-tb"/>
      <style:text-properties officeooo:paragraph-rsid="0030c55a"/>
    </style:style>
    <style:style style:name="P22" style:family="paragraph" style:parent-style-name="Text_20_body">
      <style:paragraph-properties fo:margin-top="0.1665in" fo:margin-bottom="0in" loext:contextual-spacing="false" fo:line-height="200%" fo:text-align="center" style:justify-single-word="false" fo:break-before="pag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23" style:family="paragraph" style:parent-style-name="Standard">
      <style:paragraph-properties fo:line-height="200%" fo:text-align="center" style:justify-single-word="false"/>
      <style:text-properties fo:font-style="italic" style:text-underline-style="none" officeooo:rsid="00328c34" officeooo:paragraph-rsid="00328c34" style:font-style-asian="italic" style:font-style-complex="italic"/>
    </style:style>
    <style:style style:name="P24"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25" style:family="paragraph" style:parent-style-name="Text_20_body">
      <style:paragraph-properties fo:line-height="200%" fo:text-align="center" style:justify-single-word="false"/>
      <style:text-properties fo:font-style="normal" style:text-underline-style="none" officeooo:rsid="003010e5" officeooo:paragraph-rsid="0030c55a" style:font-style-asian="normal" style:font-style-complex="normal"/>
    </style:style>
    <style:style style:name="P26" style:family="paragraph" style:parent-style-name="Text_20_body">
      <style:paragraph-properties fo:line-height="200%" fo:text-align="start" style:justify-single-word="false"/>
      <style:text-properties fo:font-style="normal" style:text-underline-style="none" officeooo:rsid="00426bb5" officeooo:paragraph-rsid="00426bb5" style:font-style-asian="normal" style:font-style-complex="normal"/>
    </style:style>
    <style:style style:name="P27" style:family="paragraph" style:parent-style-name="Text_20_body">
      <style:paragraph-properties fo:line-height="200%" fo:text-align="center" style:justify-single-word="false"/>
      <style:text-properties fo:font-style="italic" style:text-underline-style="none" officeooo:rsid="00341080" officeooo:paragraph-rsid="00341080" style:font-style-asian="italic" style:font-style-complex="italic"/>
    </style:style>
    <style:style style:name="P28" style:family="paragraph" style:parent-style-name="Text_20_body">
      <style:paragraph-properties fo:line-height="200%" fo:text-align="center" style:justify-single-word="false"/>
      <style:text-properties fo:font-style="italic" style:text-underline-style="none" officeooo:rsid="0043b849" officeooo:paragraph-rsid="0043b849" style:font-style-asian="italic" style:font-style-complex="italic"/>
    </style:style>
    <style:style style:name="P29" style:family="paragraph" style:parent-style-name="Text_20_body">
      <style:paragraph-properties fo:line-height="200%" fo:text-align="start" style:justify-single-word="false"/>
      <style:text-properties officeooo:paragraph-rsid="0043b849"/>
    </style:style>
    <style:style style:name="P30" style:family="paragraph" style:parent-style-name="Text_20_body">
      <style:paragraph-properties fo:line-height="200%" fo:text-align="start" style:justify-single-word="false"/>
      <style:text-properties officeooo:paragraph-rsid="004f2c97"/>
    </style:style>
    <style:style style:name="T1" style:family="text">
      <style:text-properties fo:font-style="italic" style:text-underline-style="none" officeooo:rsid="00151764" style:font-style-asian="italic" style:font-style-complex="italic"/>
    </style:style>
    <style:style style:name="T2" style:family="text">
      <style:text-properties fo:font-style="italic" style:text-underline-style="none" officeooo:rsid="00242223" style:font-style-asian="italic" style:font-style-complex="italic"/>
    </style:style>
    <style:style style:name="T3" style:family="text">
      <style:text-properties fo:font-style="italic" style:text-underline-style="none" officeooo:rsid="00261f0f" style:font-style-asian="italic" style:font-style-complex="italic"/>
    </style:style>
    <style:style style:name="T4" style:family="text">
      <style:text-properties fo:font-style="italic" style:text-underline-style="none" officeooo:rsid="0028c520" style:font-style-asian="italic" style:font-style-complex="italic"/>
    </style:style>
    <style:style style:name="T5" style:family="text">
      <style:text-properties fo:font-style="italic" style:text-underline-style="none" officeooo:rsid="0043b84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7052a" style:font-style-asian="normal" style:font-style-complex="normal"/>
    </style:style>
    <style:style style:name="T8" style:family="text">
      <style:text-properties fo:font-style="normal" officeooo:rsid="001a6238" style:font-style-asian="normal" style:font-style-complex="normal"/>
    </style:style>
    <style:style style:name="T9" style:family="text">
      <style:text-properties fo:font-style="normal" officeooo:rsid="001b743c" style:font-style-asian="normal" style:font-style-complex="normal"/>
    </style:style>
    <style:style style:name="T10" style:family="text">
      <style:text-properties fo:font-style="normal" officeooo:rsid="0020388a" style:font-style-asian="normal" style:font-style-complex="normal"/>
    </style:style>
    <style:style style:name="T11" style:family="text">
      <style:text-properties fo:font-style="normal" style:text-underline-style="solid" style:text-underline-width="auto" style:text-underline-color="font-color" officeooo:rsid="001b743c"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151764" style:font-style-asian="normal" style:font-style-complex="normal"/>
    </style:style>
    <style:style style:name="T14" style:family="text">
      <style:text-properties fo:font-style="normal" style:text-underline-style="none" officeooo:rsid="00153043" style:font-style-asian="normal" style:font-style-complex="normal"/>
    </style:style>
    <style:style style:name="T15" style:family="text">
      <style:text-properties fo:font-style="normal" style:text-underline-style="none" officeooo:rsid="001678e3" style:font-style-asian="normal" style:font-style-complex="normal"/>
    </style:style>
    <style:style style:name="T16" style:family="text">
      <style:text-properties fo:font-style="normal" style:text-underline-style="none" officeooo:rsid="0017052a" style:font-style-asian="normal" style:font-style-complex="normal"/>
    </style:style>
    <style:style style:name="T17" style:family="text">
      <style:text-properties fo:font-style="normal" style:text-underline-style="none" officeooo:rsid="001bbfa0" style:font-style-asian="normal" style:font-style-complex="normal"/>
    </style:style>
    <style:style style:name="T18" style:family="text">
      <style:text-properties fo:font-style="normal" style:text-underline-style="none" officeooo:rsid="001d77f8" style:font-style-asian="normal" style:font-style-complex="normal"/>
    </style:style>
    <style:style style:name="T19" style:family="text">
      <style:text-properties fo:font-style="normal" style:text-underline-style="none" officeooo:rsid="001f7465" style:font-style-asian="normal" style:font-style-complex="normal"/>
    </style:style>
    <style:style style:name="T20" style:family="text">
      <style:text-properties fo:font-style="normal" style:text-underline-style="none" officeooo:rsid="0020388a" style:font-style-asian="normal" style:font-style-complex="normal"/>
    </style:style>
    <style:style style:name="T21" style:family="text">
      <style:text-properties fo:font-style="normal" style:text-underline-style="none" officeooo:rsid="002219aa" style:font-style-asian="normal" style:font-style-complex="normal"/>
    </style:style>
    <style:style style:name="T22" style:family="text">
      <style:text-properties fo:font-style="normal" style:text-underline-style="none" officeooo:rsid="0022b801" style:font-style-asian="normal" style:font-style-complex="normal"/>
    </style:style>
    <style:style style:name="T23" style:family="text">
      <style:text-properties fo:font-style="normal" style:text-underline-style="none" officeooo:rsid="00242223" style:font-style-asian="normal" style:font-style-complex="normal"/>
    </style:style>
    <style:style style:name="T24" style:family="text">
      <style:text-properties fo:font-style="normal" style:text-underline-style="none" officeooo:rsid="00242934" style:font-style-asian="normal" style:font-style-complex="normal"/>
    </style:style>
    <style:style style:name="T25" style:family="text">
      <style:text-properties fo:font-style="normal" style:text-underline-style="none" officeooo:rsid="00251cc2" style:font-style-asian="normal" style:font-style-complex="normal"/>
    </style:style>
    <style:style style:name="T26" style:family="text">
      <style:text-properties fo:font-style="normal" style:text-underline-style="none" officeooo:rsid="00252c51" style:font-style-asian="normal" style:font-style-complex="normal"/>
    </style:style>
    <style:style style:name="T27" style:family="text">
      <style:text-properties fo:font-style="normal" style:text-underline-style="none" officeooo:rsid="00261f0f" style:font-style-asian="normal" style:font-style-complex="normal"/>
    </style:style>
    <style:style style:name="T28" style:family="text">
      <style:text-properties fo:font-style="normal" style:text-underline-style="none" officeooo:rsid="0027a9ca" style:font-style-asian="normal" style:font-style-complex="normal"/>
    </style:style>
    <style:style style:name="T29" style:family="text">
      <style:text-properties fo:font-style="normal" style:text-underline-style="none" officeooo:rsid="0028c520" style:font-style-asian="normal" style:font-style-complex="normal"/>
    </style:style>
    <style:style style:name="T30" style:family="text">
      <style:text-properties fo:font-style="normal" style:text-underline-style="none" officeooo:rsid="0029f9db" style:font-style-asian="normal" style:font-style-complex="normal"/>
    </style:style>
    <style:style style:name="T31" style:family="text">
      <style:text-properties fo:font-style="normal" style:text-underline-style="none" officeooo:rsid="002b2baf" style:font-style-asian="normal" style:font-style-complex="normal"/>
    </style:style>
    <style:style style:name="T32" style:family="text">
      <style:text-properties fo:font-style="normal" style:text-underline-style="none" officeooo:rsid="002ca3fa" style:font-style-asian="normal" style:font-style-complex="normal"/>
    </style:style>
    <style:style style:name="T33" style:family="text">
      <style:text-properties fo:font-style="normal" style:text-underline-style="none" officeooo:rsid="002dc9b5" style:font-style-asian="normal" style:font-style-complex="normal"/>
    </style:style>
    <style:style style:name="T34" style:family="text">
      <style:text-properties fo:font-style="normal" style:text-underline-style="none" officeooo:rsid="002dde76" style:font-style-asian="normal" style:font-style-complex="normal"/>
    </style:style>
    <style:style style:name="T35" style:family="text">
      <style:text-properties fo:font-style="normal" style:text-underline-style="none" officeooo:rsid="002f00aa" style:font-style-asian="normal" style:font-style-complex="normal"/>
    </style:style>
    <style:style style:name="T36" style:family="text">
      <style:text-properties fo:font-style="normal" style:text-underline-style="none" officeooo:rsid="0030b191" style:font-style-asian="normal" style:font-style-complex="normal"/>
    </style:style>
    <style:style style:name="T37" style:family="text">
      <style:text-properties fo:font-style="normal" style:text-underline-style="none" officeooo:rsid="0035a7da" style:font-style-asian="normal" style:font-style-complex="normal"/>
    </style:style>
    <style:style style:name="T38" style:family="text">
      <style:text-properties fo:font-style="normal" style:text-underline-style="none" officeooo:rsid="0038a905" style:font-style-asian="normal" style:font-style-complex="normal"/>
    </style:style>
    <style:style style:name="T39" style:family="text">
      <style:text-properties fo:font-style="normal" style:text-underline-style="none" officeooo:rsid="003a162f" style:font-style-asian="normal" style:font-style-complex="normal"/>
    </style:style>
    <style:style style:name="T40" style:family="text">
      <style:text-properties fo:font-style="normal" style:text-underline-style="none" officeooo:rsid="003af489" style:font-style-asian="normal" style:font-style-complex="normal"/>
    </style:style>
    <style:style style:name="T41" style:family="text">
      <style:text-properties fo:font-style="normal" style:text-underline-style="none" officeooo:rsid="003fc14c" style:font-style-asian="normal" style:font-style-complex="normal"/>
    </style:style>
    <style:style style:name="T42" style:family="text">
      <style:text-properties fo:font-style="normal" style:text-underline-style="none" officeooo:rsid="0040b4a3" style:font-style-asian="normal" style:font-style-complex="normal"/>
    </style:style>
    <style:style style:name="T43" style:family="text">
      <style:text-properties fo:font-style="normal" style:text-underline-style="none" officeooo:rsid="00426bb5" style:font-style-asian="normal" style:font-style-complex="normal"/>
    </style:style>
    <style:style style:name="T44" style:family="text">
      <style:text-properties fo:font-style="normal" style:text-underline-style="none" officeooo:rsid="00479868" style:font-style-asian="normal" style:font-style-complex="normal"/>
    </style:style>
    <style:style style:name="T45" style:family="text">
      <style:text-properties fo:font-style="normal" style:text-underline-style="none" officeooo:rsid="004874f2" style:font-style-asian="normal" style:font-style-complex="normal"/>
    </style:style>
    <style:style style:name="T46" style:family="text">
      <style:text-properties fo:font-style="normal" style:text-underline-style="none" officeooo:rsid="00489654" style:font-style-asian="normal" style:font-style-complex="normal"/>
    </style:style>
    <style:style style:name="T47" style:family="text">
      <style:text-properties fo:font-style="normal" style:text-underline-style="none" officeooo:rsid="004a9277" style:font-style-asian="normal" style:font-style-complex="normal"/>
    </style:style>
    <style:style style:name="T48" style:family="text">
      <style:text-properties fo:font-style="normal" style:text-underline-style="none" officeooo:rsid="004c49eb" style:font-style-asian="normal" style:font-style-complex="normal"/>
    </style:style>
    <style:style style:name="T49" style:family="text">
      <style:text-properties fo:font-style="normal" style:text-underline-style="none" officeooo:rsid="004e40e7" style:font-style-asian="normal" style:font-style-complex="normal"/>
    </style:style>
    <style:style style:name="T50" style:family="text">
      <style:text-properties fo:font-style="normal" style:text-underline-style="none" officeooo:rsid="004f2c97" style:font-style-asian="normal" style:font-style-complex="normal"/>
    </style:style>
    <style:style style:name="T51" style:family="text">
      <style:text-properties fo:font-style="normal" style:text-underline-style="none" officeooo:rsid="005026ac" style:font-style-asian="normal" style:font-style-complex="normal"/>
    </style:style>
    <style:style style:name="T52" style:family="text">
      <style:text-properties officeooo:rsid="00153043"/>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5" style:family="text">
      <style:text-properties style:text-underline-style="none"/>
    </style:style>
    <style:style style:name="T56" style:family="text">
      <style:text-properties style:text-underline-style="none" officeooo:rsid="0035a7da"/>
    </style:style>
    <style:style style:name="T57" style:family="text">
      <style:text-properties style:text-underline-style="none" officeooo:rsid="0038a905"/>
    </style:style>
    <style:style style:name="T58" style:family="text">
      <style:text-properties style:text-underline-style="none" officeooo:rsid="003c75ab"/>
    </style:style>
    <style:style style:name="T59" style:family="text">
      <style:text-properties style:text-underline-style="none" officeooo:rsid="003deb7d"/>
    </style:style>
    <style:style style:name="T60" style:family="text">
      <style:text-properties style:text-underline-style="none" officeooo:rsid="003fc14c"/>
    </style:style>
    <style:style style:name="T61" style:family="text">
      <style:text-properties officeooo:rsid="0045ac4f"/>
    </style:style>
    <style:style style:name="T62" style:family="text">
      <style:text-properties officeooo:rsid="00481a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ptember 2<text:span text:style-name="T52">5</text:span>, 2019</text:p>
      <text:p text:style-name="P1">Tswjfwmeng Vang</text:p>
      <text:p text:style-name="P1">American Indians in Film</text:p>
      <text:p text:style-name="P2">Journal Entry <text:span text:style-name="T62">1:</text:span></text:p>
      <text:p text:style-name="P4"><text:span text:style-name="T13"><text:tab/>Since the first day </text:span><text:span text:style-name="T19">of </text:span><text:span text:style-name="T13">this course, I have been reminded to examine my knowledge of Native Americans and “their” culture. </text:span><text:span text:style-name="T14">I have noticed that there </text:span><text:span text:style-name="T19">are </text:span><text:span text:style-name="T14">a lot of stereotypes that I associate Native Americans with and </text:span><text:span text:style-name="T19">I never even realized it.</text:span><text:span text:style-name="T14"> These stereotypes have subconsciously found a place to live inside my thoughts without </text:span><text:span text:style-name="T19">me </text:span><text:span text:style-name="T14">question</text:span><text:span text:style-name="T19">ing it</text:span><text:span text:style-name="T14">. Professor Leary made it apparent that these thoughts are indeed within us and he wanted to make sure that we were aware of it before we started off the semester. Some of the readings and videos are emotionally moving, there has been content that I can sympathize with already. </text:span></text:p>
      <text:p text:style-name="P6">AMERICAN INDIAN ACTORS</text:p>
      <text:p text:style-name="P9"><text:span text:style-name="T6">by </text:span>MULTINESIA:</text:p>
      <text:p text:style-name="P3"><text:span text:style-name="T1"><text:tab/></text:span><text:span text:style-name="T15">I was able to connect with this video to a certain degree because of my creative history. The video is about Native American actors and actresses and their stories. Some actors and actresses go into detail about their culture, some go into detail about their relationship with their family members or their acting careers. Even though, “</text:span><text:span text:style-name="T16">Native American”, is literally in the title of the video,</text:span><text:span text:style-name="T15"> I was still excited to </text:span><text:span text:style-name="T19">hear</text:span><text:span text:style-name="T15"> that these actors and actresses strongly </text:span><text:span text:style-name="T19">identify</text:span><text:span text:style-name="T15"> </text:span><text:span text:style-name="T19">as </text:span><text:span text:style-name="T15">being Native American. </text:span><text:span text:style-name="T19">On the other hand, </text:span><text:span text:style-name="T20">the actors and actresses also made it clear that there are many other reasons-- non-cultural reasons-- that motivated them to act.</text:span><text:span text:style-name="T16"> </text:span><text:span text:style-name="T20">T</text:span><text:span text:style-name="T16">hese actors and actresses just want to perform on stage or on camera just like anyone else. This video helps non-Native American understand that being Native American is normal and they have normal dreams. Although, there were a few actors who talked about </text:span><text:span text:style-name="T20">tieing in the </text:span><text:span text:style-name="T16">Native American </text:span><text:span text:style-name="T20">aspect </text:span><text:span text:style-name="T16">on set, most of the time they just want to land a career in the acting industry.</text:span></text:p>
      <text:p text:style-name="P7"/>
      <text:p text:style-name="P7"/>
      <text:p text:style-name="P10"><text:soft-page-break/><text:span text:style-name="T7">H</text:span><text:span text:style-name="T6">overboard</text:span></text:p>
      <text:p text:style-name="P8">by unknown, private video, YouTube:</text:p>
      <text:p text:style-name="P11"><text:span text:style-name="T6"><text:tab/>This video is my favorite so far. </text:span><text:span text:style-name="T9">The video is about a young gal looking for something to do on her boring day. She tries to watch one of the </text:span><text:span text:style-name="T11">Back to the Future</text:span><text:span text:style-name="T9"> movies, but her adult-family member tells her no. She goes off to find something else to do. Eventually, with some determination and creativity, she finds herself a new hoverboard that she obtained from the future. </text:span></text:p>
      <text:p text:style-name="P11"><text:span text:style-name="T9"><text:tab/></text:span><text:span text:style-name="T6">From what I can observe, I believe the main actress is Native American and so is the man that sleeps on the couch. Also, from what I can observe, I cannot find specific details that would make me think that this is a “Native American film” other than the possi</text:span><text:span text:style-name="T10">bility of their</text:span><text:span text:style-name="T6"> ethnicity </text:span><text:span text:style-name="T10">as Native American</text:span><text:span text:style-name="T6">. <text:s/>This video does not make me think that Native American culture has to do with anything with the purpose of the film. </text:span><text:span text:style-name="T8">It goes on to show that within the entertainment industry, Native American artists do not need to always be associated with their culture. They are normal people doing normal things and this video is a product of that. </text:span></text:p>
      <text:p text:style-name="P12"><text:span text:style-name="T12"><text:tab/></text:span><text:span text:style-name="T17">In conclusion to this journal entry, I have </text:span><text:span text:style-name="T21">been t</text:span><text:span text:style-name="T17">rying my best to be aware of my thoughts when going through the required videos and readings. </text:span><text:span text:style-name="T18">I have met local Native Americans before, but have barley </text:span><text:span text:style-name="T21">been </text:span><text:span text:style-name="T18">exposed to their culture. Pop culture has overtaken my views and it narrows down my sight when reviewing Native American culture. With </text:span><text:span text:style-name="T22">Professor</text:span><text:span text:style-name="T18"> Leary guiding my exposure to Native Americans, I hope to grasp a better understanding of why some stereotypes exist and why some are more dangerous than others.</text:span></text:p>
      <text:p text:style-name="P13"><text:span text:style-name="T18">J</text:span><text:span text:style-name="T12">ournal Entry </text:span><text:span text:style-name="T44">2:</text:span></text:p>
      <text:p text:style-name="P23">Reel Injun</text:p>
      <text:p text:style-name="P5"><text:span text:style-name="T22"><text:tab/></text:span><text:span text:style-name="T23">This week’s film is </text:span><text:span text:style-name="T2">Reel Injun</text:span><text:span text:style-name="T23"> directed by Neil Diamond, a Cree-Canadian. </text:span><text:span text:style-name="T24">I think one of the most important things that should be learned from this film is the fact of how much presence Native Americans have had in the film industry. For the longest time in film history, Native Americans were already being filmed, and many times they weren’t portrayed in the best way either. </text:span><text:span text:style-name="T25">Due to how much influence film has impacted our society, many </text:span><text:span text:style-name="T26">people</text:span><text:span text:style-name="T25"> have at least two types of stereotypical images of Native Americans; one may be the submissive, sexy, and compliant Native woman </text:span><text:span text:style-name="T26">and</text:span><text:span text:style-name="T25"> the second may be the stoic, tough-skinned, Native man. </text:span><text:span text:style-name="T27">A film that has an enormous impact on how outsiders perceive Native American people would be Disney’s film, </text:span><text:span text:style-name="T3">Pocahontas.</text:span><text:span text:style-name="T27"> </text:span></text:p>
      <text:p text:style-name="P5"><text:span text:style-name="T27"><text:tab/>Pocahontas in Disney’s film embodies the idea of what a Native American is. She’s the role model of what we would roughly expect a female Native American women would be like. It’s troublesome to accept Pocahontas as a role model for Native Americans (specifically for Native American women) because of how she’s portrayed in her own film. </text:span><text:span text:style-name="T28">For example, she meets a complete random alien of her land and yet she feels comfortable with him. Arguably, that character arch isn’t something much realistic or applicable to Native American women today. <text:s/>Now I’m not saying that Native women don’t fall in love with non-Native people, but rather the romantic parts of the film didn’t do justice of why Pocahontas and John fell in love. This also leads to the issue that Pocahontas fits exactly like the Native woman stereotype </text:span><text:span text:style-name="T29">discussed earlier. How she’s dressed looks pretty skimpy, how she interacts with the enemy of her people is questionable, and the small details that were portrayed in the movie that makes her sexualized, for example: the wind that brushes up her hair, the emphasized body features with camera zooms, and all the touching her and John do as if</text:span><text:span text:style-name="T28"> </text:span><text:span text:style-name="T29">it’s totally okay to do that with a stranger. Pocahontas just isn’t a great role model, especially since the film is targeted towards younger children.</text:span></text:p>
      <text:p text:style-name="P5"><text:soft-page-break/><text:span text:style-name="T27"><text:tab/>Interesting enough, though, </text:span><text:span text:style-name="T29">from what was observed in </text:span><text:span text:style-name="T4">Reel Injun, </text:span><text:span text:style-name="T29"><text:s/>not all eras of film showed bad Native American films. </text:span><text:span text:style-name="T30">There was a time near the silent film</text:span><text:span text:style-name="T31">s era </text:span><text:span text:style-name="T30">where </text:span><text:span text:style-name="T31">actual </text:span><text:span text:style-name="T30">Native American </text:span><text:span text:style-name="T31">played Native American characters</text:span><text:span text:style-name="T30">. Th</text:span><text:span text:style-name="T31">is </text:span><text:span text:style-name="T30">opportunity to create a film with a</text:span><text:span text:style-name="T31">uthentic actors </text:span><text:span text:style-name="T30">definitely ha</text:span><text:span text:style-name="T31">d</text:span><text:span text:style-name="T30"> more of a positive impact than not having </text:span><text:span text:style-name="T31">authentic </text:span><text:span text:style-name="T30">Native American </text:span><text:span text:style-name="T31">actors</text:span><text:span text:style-name="T30">. I think having a</text:span><text:span text:style-name="T32">uthentic</text:span><text:span text:style-name="T30"> Native American </text:span><text:span text:style-name="T32">actors </text:span><text:span text:style-name="T30">is great because the</text:span><text:span text:style-name="T32">y can help dictate what should be portrayed and shouldn’t be portrayed in the film.</text:span><text:span text:style-name="T30"> </text:span><text:span text:style-name="T32">This gives the actors a voice in the art of film making, but it also goes way deeper than that-- it gives their people a voice.</text:span></text:p>
      <text:p text:style-name="P5"><text:span text:style-name="T33"><text:tab/>It’s already implied that how images are portrayed in film (in this case Native Americans) is important and should be reviewed carefully. </text:span><text:span text:style-name="T34">In this documentary, we saw that there was a camp that was dedicated to become Native American. It’s a place where boys can go and act like a stereotypical Native American. The acts that I saw in the film were disgusting because almost one-hundred percent of their actions were falsely reenactments of authentic Native American cultures. These boys would bang on the tables, play on drums (that look like an African drum to me), scream English words, and play modern games, and still believe that they’re truly honoring Native Americans, </text:span><text:span text:style-name="T35">but they’re obviously wrong.</text:span><text:span text:style-name="T34"> This is why it’s important to have a correct image of Native people in film because </text:span><text:span text:style-name="T35">of the negative impacts of perceiving stereotypes </text:span><text:span text:style-name="T34"><text:s/>this is one of the results of what we perceive in film. </text:span></text:p>
      <text:p text:style-name="P5"><text:span text:style-name="T34"><text:tab/></text:span><text:span text:style-name="T36">I think I would give this film a ¾ stars because it was an interesting documentary with a lot of relevant information, but it felt a little long. I also think that I would have appreciated it if Neil Diamond had more on-screen and direct opinion about his adventure in his documentary. I think that his adventure to talk with these people and experience at the camp is unique and he definitely had some direct opinions about stereotypes of Native American people in film, I just would’ve liked to hear it. </text:span></text:p>
      <text:p text:style-name="P22">Journal Entr<text:span text:style-name="T61">y 3:</text:span></text:p>
      <text:p text:style-name="P20">Disney’s Pocahontas</text:p>
      <text:p text:style-name="P24"><text:tab/>I still remember watching Pocahontas as a child. I remember the colors of the wind that would come from time to time in the movie. I also remember the unforgettable Grandmother Willow. I also oddly remember Pocahontas’ figure since I watched the movie as a child. Till this day, I recognize her tall, slim, and slightly-seductive body figure on successful models, actresses, and other “beautiful” women in society today. After rewatching Pocahontas as a 21 year old college student, I’ve felt uncomfortable about how Pocahontas was portrayed in the film through the visual and idealist aspects. When I watched the film, I picked up an unsettling, subtle sexual tone. For an example, there are multiple close-up shots of Pocahontas and the wind caressing her neck, hair, and face. Why did the creators think that was a good idea? It’s kind of weird.</text:p>
      <text:p text:style-name="P24"><text:tab/>In class, we discussed that Disney’s goal isn’t to be historically accurate, but rather entertaining instead. They make stories for their customers to binge consume over and over again. Also, in class we brought up the young-female demographic is most likely what they’re aiming for. With that said, it brings up some red flags about the content that is being fed to these young-females, especially if the content is relative to historical fact</text:p>
      <text:p text:style-name="P21"><text:span text:style-name="T53"><text:tab/>The historical aspect of Disney’s Pocahontas is fairly low quality and that means it isn’t a reliable source of information. As true that may sound, the article </text:span><text:span text:style-name="T54">Why One Cannot Ignore Pocahontas</text:span><text:span text:style-name="T53">, Dr. Pewewardy writes, “The motion picture industry has probably taught more Americans about American Indians than any other source in the teaching and learning process of American children”, and I wouldn’t argue that. According to Dr. Pewewardy, in the legend of Pocahontas, she gets lured onto a ship and is held captive for quite some time, and then is converted to Christianity and eventually marries a British man named “John Rolfe” and sails off to England. From what I could observe in the movie, no part of the story relates to the legend of Pocahontas at all. The man she </text:span><text:soft-page-break/><text:span text:style-name="T53">meets in the movie is John Smith and she never even takes off her skimpy skirt to wear English attire. Her relationship with John Smith was quick and pure lustful. Their relationship doesn’t even result in her leaving with him to England, so, their relationship was kind of pointless in terms of storytelling. In the movie, she definitely disregarded the option to marry someone within the tribe, but the legend says otherwise.</text:span></text:p>
      <text:p text:style-name="P24"><text:tab/>Disney did a great job at producing a princess movie and captivating people of all demographics throughout the country. Unfortunately, the movie doesn’t do justice of telling the actual legend of Pocahontas or providing cultural sovereignty. Also, this movie is arguably dangerous in the perspective of it being historically wrong and it’s being marketed to younger girls. I just wish they could have at least wrote a better story than having Pocahontas fall so quickly in love with some random European guy.</text:p>
      <text:p text:style-name="P25"><text:line-break/></text:p>
      <text:p text:style-name="P14"><text:span text:style-name="T12">Journal Entry </text:span><text:span text:style-name="T45">4:</text:span></text:p>
      <text:p text:style-name="P27">Smoke Signals</text:p>
      <text:p text:style-name="P16"><text:span text:style-name="T55"><text:tab/>Throughout the movie I was kind of able to relate to Victor’s life of being exposed to alcoholics at an early age. There weren’t any thing that overlapped exactly between our lives, but I could relate to having elders around me that were always drinking and regretting their actions later on. Victor’s emotions that he felt as a kid were similar to mine; when he was frustrated, sad, or distanced I totally understood why. </text:span><text:span text:style-name="T56">I think he was just disappointed in his parents for being drunks. I think that Victor had higher expectations for his parents, but since he was so young he didn’t know exactly what that meant to him. Many parts of Victor’s life was very tragic and I simply can’t relate to those events. It’s easy to see Victor’s hatred towards his father and it was easier for me to understand why, but then when Victor started to forgive his father and move on with his life, I unexpectedly felt relieved. </text:span></text:p>
      <text:p text:style-name="P18"><text:span text:style-name="T37"><text:tab/></text:span><text:span text:style-name="T38">What I found interesting from the movie was </text:span><text:span text:style-name="T39">all </text:span><text:span text:style-name="T38">the story telling </text:span><text:span text:style-name="T39">Evan did. He was so good at it, it made me wonder if all of those stories were true or based off of another story that he’s heard before. It’s a unique aspect to the movie because it’s something that I don’t see often and if I do see it, it’s not in this kind of context where it’s a character trait that’s used so frequently in a single film. </text:span><text:span text:style-name="T40">It makes me wonder if story telling is that important to their tribe. I could kind of relate to this because my culture also has stories and play-on-words for people to listen to, but it’s not very important when being compared to other parts of my culture. It seems like storytelling is so frequent between their people, it’s almost like a serious matter that could be flipped on its head to be a joke.</text:span></text:p>
      <text:p text:style-name="P17"><text:span text:style-name="T55"><text:tab/></text:span><text:span text:style-name="T57">I feel like this would be considered a Native film </text:span><text:span text:style-name="T58">because it’s in the perspective of Victor and Evan (mainly Victor). It’s a perspective that’s unique to them because it’s an experience on the reservation and the life that comes with it. It’s the small details that outsiders can’t really relate to, for example, the “res-car”. That’s definitely something that’s unique to modern day </text:span><text:span text:style-name="T59">Native reservations. </text:span><text:soft-page-break/><text:span text:style-name="T59">Victor’s story is arguably </text:span><text:span text:style-name="T60">more unique to his character rather than relatable to Native boys, but that’s something that I have very little knowledge about. </text:span></text:p>
      <text:p text:style-name="P19"><text:span text:style-name="T41"><text:tab/>How this film dealt with stereotypes was handled pretty well in my opinion. I think I could appreciate how Victor deter alcohol use due to what he’s witnessed as a child. It’s a great character dynamic because it creates a situation where he’s almost completely different from his father that makes the relationships around him much more difficult. It’s harder for Victor to forgive his father and it’s harder to associate with people who were friends with his father. Another stereotype that was handled well was </text:span><text:span text:style-name="T42">when Victor was teaching Evan how to be more “stoic”. He says, “You gotta look like a warrior. You gotta look like you just came back from killing a buffalo”, and Evan replies, “But our tribe never hunted buffalo! We were fishermen!”. This whole scene is clever because they both understand the stereotypical Native American man, but when Victor tells him to pretend that he came back from killing a buffalo, Evan refutes that statement in a hilarious kind of way. That scene was supposed to be funny. </text:span><text:span text:style-name="T43">I was also confused too because from the pdf file, Coeur d’Alene, it states that they actually did hunt buffalo and it was a part of their diet. On the bottom of the first page of the pdf, it says, “In addition to salmon and other fish, deer was a staple before the time of large-scale buffalo hunting”. </text:span></text:p>
      <text:p text:style-name="P26"><text:tab/>I would rate this movie a ¾ because I thought it was a pretty good movie for what the plot is about. The plot itself was pretty mundane, but I don’t think it could have gotten much better. What I did appreciate was how clever the stereotypes were shot down and how many Native characters were in this film. It was such an easy film to follow along with and it didn’t seem like it was forcing something down my eyes to watch. It felt easy watching this movie, simply understanding that this is mostly all Native American characters made it seem like I was watching a normal, everyday movie. </text:p>
      <text:p text:style-name="P15"><text:span text:style-name="T43">J</text:span><text:span text:style-name="T12">ournal Entry </text:span><text:span text:style-name="T46">5:</text:span></text:p>
      <text:p text:style-name="P28">Edge of America</text:p>
      <text:p text:style-name="P29"><text:span text:style-name="T5"><text:tab/></text:span><text:span text:style-name="T47">I think it’s great to see a basketball team filled with female Native Americans. I have always been the kind to root for strong female roles and this film kind of enables that. Although, the main protagonist isn’t a female Native American woman, he works very close to the characters who are. William is close enough to the team where we get to see some perspective of their lives. I think that’s pretty significant because even though the movie is mainly through the eyes of William, we get to see the Native American aspect on both sides: how William gets to interact with the community, and how the community interacts with William. </text:span><text:span text:style-name="T48">Also, since we get to see a little perspective of the female Native American characters, we get to understand slightly more about the women’s side of that community, which, sometimes should be brought up more. </text:span></text:p>
      <text:p text:style-name="P29"><text:span text:style-name="T47"><text:tab/></text:span><text:span text:style-name="T49">I couldn’t really relate to the characters through the game of basketball. The dynamic of family and friends was something that I could have drew a connection upon, but I thought that connect was weak because everyone else could have done the same. A more specific feeling that I was able to see a relative connection was the motivation for their hobby. As a dancer, being able to put in my heart and soul into the art form is something that I learned over the years. Throughout this film, I was able to draw upon that same feeling with the Three Nations Reservations basketball team.</text:span></text:p>
      <text:p text:style-name="P30"><text:span text:style-name="T49"><text:tab/>Going deeper into that feeling, </text:span><text:span text:style-name="T50">I understood that they weren’t playing basket for anything else besides for the love of the sport. For an example, the poems shared with us on Canvas, “Why We Play Basketball” by Sherman Alexi, explain that basketball is something he grew up with. Alexi’s second poem starts off, “We play because we remember the first time we shot the ball and knew, beyond doubt, as it floated toward the hoop, that it was going to be good”. Basketball has nothing to do with traditional ties of being Native American, but what it does have something to do with is what it means to be a student in T.N.R High School. It’s important to the school and the community. It just so happens </text:span><text:soft-page-break/><text:span text:style-name="T50">that the setting takes place on a Native American reservation and a high school that’s filled with Native American students. On a film perspective, it’s relieving to have a Native film that isn’t always so traditionally oriented, but still be considered a Native film. </text:span></text:p>
      <text:p text:style-name="P30"><text:span text:style-name="T49"><text:tab/></text:span><text:span text:style-name="T51">What I think that makes this a Native film are the small details that makes it unique towards their culture. For example, you get to see a prayer, see a handmade blanket (which seems like a unique kind of style in terms of the images on it), and hear the Navajo language multiple times. Also, since this is taken place on a reservation, there are specific details such as putting tires on the roofs to hold on to the plastic covering over the mobile homes. Arguably, covering the mobile homes with plastic covering isn’t so Native, but if this actually happens on reservations, then it may be possible that a Native person could actually relate to that fac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3T19:22:45.923000000</meta:creation-date>
    <dc:date>2019-12-14T00:39:26.010000000</dc:date>
    <meta:editing-duration>PT2H12M3S</meta:editing-duration>
    <meta:editing-cycles>27</meta:editing-cycles>
    <meta:generator>LibreOffice/6.3.1.2$Windows_X86_64 LibreOffice_project/b79626edf0065ac373bd1df5c28bd630b4424273</meta:generator>
    <meta:document-statistic meta:table-count="0" meta:image-count="0" meta:object-count="0" meta:page-count="10" meta:paragraph-count="40" meta:word-count="3096" meta:character-count="17865" meta:non-whitespace-character-count="14768"/>
  </office:meta>
</office:document-meta>
</file>